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volume_e</text:p>
          </table:table-cell>
          <table:table-cell office:value-type="string" calcext:value-type="string">
            <text:p>volume_a</text:p>
          </table:table-cell>
          <table:table-cell office:value-type="string" calcext:value-type="string">
            <text:p>volume_pr</text:p>
          </table:table-cell>
          <table:table-cell office:value-type="string" calcext:value-type="string">
            <text:p>ratio_e</text:p>
          </table:table-cell>
          <table:table-cell office:value-type="string" calcext:value-type="string">
            <text:p>ratio_a</text:p>
          </table:table-cell>
          <table:table-cell office:value-type="string" calcext:value-type="string">
            <text:p>ratio_pr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.0865051903114" calcext:value-type="float">
            <text:p>0.0865051903</text:p>
          </table:table-cell>
          <table:table-cell office:value-type="float" office:value="1" calcext:value-type="float">
            <text:p>1</text:p>
          </table:table-cell>
          <table:table-cell office:value-type="float" office:value="0.222222222222" calcext:value-type="float">
            <text:p>0.2222222222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394" calcext:value-type="float">
            <text:p>394</text:p>
          </table:table-cell>
          <table:table-cell office:value-type="float" office:value="999" calcext:value-type="float">
            <text:p>999</text:p>
          </table:table-cell>
          <table:table-cell office:value-type="float" office:value="0.0840932117528" calcext:value-type="float">
            <text:p>0.0840932118</text:p>
          </table:table-cell>
          <table:table-cell office:value-type="float" office:value="0.314720812183" calcext:value-type="float">
            <text:p>0.3147208122</text:p>
          </table:table-cell>
          <table:table-cell office:value-type="float" office:value="0.263263263263" calcext:value-type="float">
            <text:p>0.2632632633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.0669371196755" calcext:value-type="float">
            <text:p>0.0669371197</text:p>
          </table:table-cell>
          <table:table-cell office:value-type="float" office:value="1" calcext:value-type="float">
            <text:p>1</text:p>
          </table:table-cell>
          <table:table-cell office:value-type="float" office:value="0.245283018868" calcext:value-type="float">
            <text:p>0.2452830189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420" calcext:value-type="float">
            <text:p>420</text:p>
          </table:table-cell>
          <table:table-cell office:value-type="float" office:value="30" calcext:value-type="float">
            <text:p>30</text:p>
          </table:table-cell>
          <table:table-cell office:value-type="float" office:value="0.0835978835979" calcext:value-type="float">
            <text:p>0.0835978836</text:p>
          </table:table-cell>
          <table:table-cell office:value-type="float" office:value="0.261904761905" calcext:value-type="float">
            <text:p>0.2619047619</text:p>
          </table:table-cell>
          <table:table-cell office:value-type="float" office:value="0.266666666667" calcext:value-type="float">
            <text:p>0.2666666667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.0864197530864" calcext:value-type="float">
            <text:p>0.0864197531</text:p>
          </table:table-cell>
          <table:table-cell office:value-type="float" office:value="1" calcext:value-type="float">
            <text:p>1</text:p>
          </table:table-cell>
          <table:table-cell office:value-type="float" office:value="0.181818181818" calcext:value-type="float">
            <text:p>0.1818181818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460" calcext:value-type="float">
            <text:p>460</text:p>
          </table:table-cell>
          <table:table-cell office:value-type="float" office:value="28" calcext:value-type="float">
            <text:p>28</text:p>
          </table:table-cell>
          <table:table-cell office:value-type="float" office:value="0.0856531049251" calcext:value-type="float">
            <text:p>0.0856531049</text:p>
          </table:table-cell>
          <table:table-cell office:value-type="float" office:value="0.230434782609" calcext:value-type="float">
            <text:p>0.2304347826</text:p>
          </table:table-cell>
          <table:table-cell office:value-type="float" office:value="0.214285714286" calcext:value-type="float">
            <text:p>0.2142857143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259" calcext:value-type="float">
            <text:p>259</text:p>
          </table:table-cell>
          <table:table-cell office:value-type="float" office:value="990" calcext:value-type="float">
            <text:p>990</text:p>
          </table:table-cell>
          <table:table-cell office:value-type="float" office:value="0.0948453608247" calcext:value-type="float">
            <text:p>0.0948453608</text:p>
          </table:table-cell>
          <table:table-cell office:value-type="float" office:value="0.250965250965" calcext:value-type="float">
            <text:p>0.250965251</text:p>
          </table:table-cell>
          <table:table-cell office:value-type="float" office:value="0.286868686869" calcext:value-type="float">
            <text:p>0.2868686869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341" calcext:value-type="float">
            <text:p>341</text:p>
          </table:table-cell>
          <table:table-cell office:value-type="float" office:value="49" calcext:value-type="float">
            <text:p>49</text:p>
          </table:table-cell>
          <table:table-cell office:value-type="float" office:value="0.0941883767535" calcext:value-type="float">
            <text:p>0.0941883768</text:p>
          </table:table-cell>
          <table:table-cell office:value-type="float" office:value="0.219941348974" calcext:value-type="float">
            <text:p>0.219941349</text:p>
          </table:table-cell>
          <table:table-cell office:value-type="float" office:value="0.224489795918" calcext:value-type="float">
            <text:p>0.224489795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18" calcext:value-type="float">
            <text:p>418</text:p>
          </table:table-cell>
          <table:table-cell office:value-type="float" office:value="991" calcext:value-type="float">
            <text:p>991</text:p>
          </table:table-cell>
          <table:table-cell office:value-type="float" office:value="0.1015625" calcext:value-type="float">
            <text:p>0.1015625</text:p>
          </table:table-cell>
          <table:table-cell office:value-type="float" office:value="0.210526315789" calcext:value-type="float">
            <text:p>0.2105263158</text:p>
          </table:table-cell>
          <table:table-cell office:value-type="float" office:value="0.291624621594" calcext:value-type="float">
            <text:p>0.2916246216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253" calcext:value-type="float">
            <text:p>253</text:p>
          </table:table-cell>
          <table:table-cell office:value-type="float" office:value="23" calcext:value-type="float">
            <text:p>23</text:p>
          </table:table-cell>
          <table:table-cell office:value-type="float" office:value="0.0905432595573" calcext:value-type="float">
            <text:p>0.0905432596</text:p>
          </table:table-cell>
          <table:table-cell office:value-type="float" office:value="0.233201581028" calcext:value-type="float">
            <text:p>0.233201581</text:p>
          </table:table-cell>
          <table:table-cell office:value-type="float" office:value="0.217391304348" calcext:value-type="float">
            <text:p>0.2173913043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291" calcext:value-type="float">
            <text:p>291</text:p>
          </table:table-cell>
          <table:table-cell office:value-type="float" office:value="48" calcext:value-type="float">
            <text:p>48</text:p>
          </table:table-cell>
          <table:table-cell office:value-type="float" office:value="0.0661322645291" calcext:value-type="float">
            <text:p>0.0661322645</text:p>
          </table:table-cell>
          <table:table-cell office:value-type="float" office:value="0.243986254296" calcext:value-type="float">
            <text:p>0.2439862543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64" calcext:value-type="float">
            <text:p>264</text:p>
          </table:table-cell>
          <table:table-cell office:value-type="float" office:value="62" calcext:value-type="float">
            <text:p>62</text:p>
          </table:table-cell>
          <table:table-cell office:value-type="float" office:value="0.084" calcext:value-type="float">
            <text:p>0.084</text:p>
          </table:table-cell>
          <table:table-cell office:value-type="float" office:value="0.159090909091" calcext:value-type="float">
            <text:p>0.1590909091</text:p>
          </table:table-cell>
          <table:table-cell office:value-type="float" office:value="0.258064516129" calcext:value-type="float">
            <text:p>0.2580645161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255" calcext:value-type="float">
            <text:p>255</text:p>
          </table:table-cell>
          <table:table-cell office:value-type="float" office:value="18" calcext:value-type="float">
            <text:p>18</text:p>
          </table:table-cell>
          <table:table-cell office:value-type="float" office:value="0.0844444444444" calcext:value-type="float">
            <text:p>0.0844444444</text:p>
          </table:table-cell>
          <table:table-cell office:value-type="float" office:value="0.254901960784" calcext:value-type="float">
            <text:p>0.2549019608</text:p>
          </table:table-cell>
          <table:table-cell office:value-type="float" office:value="0.222222222222" calcext:value-type="float">
            <text:p>0.2222222222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301" calcext:value-type="float">
            <text:p>301</text:p>
          </table:table-cell>
          <table:table-cell office:value-type="float" office:value="59" calcext:value-type="float">
            <text:p>59</text:p>
          </table:table-cell>
          <table:table-cell office:value-type="float" office:value="0.0843373493976" calcext:value-type="float">
            <text:p>0.0843373494</text:p>
          </table:table-cell>
          <table:table-cell office:value-type="float" office:value="0.182724252492" calcext:value-type="float">
            <text:p>0.1827242525</text:p>
          </table:table-cell>
          <table:table-cell office:value-type="float" office:value="0.254237288136" calcext:value-type="float">
            <text:p>0.2542372881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311" calcext:value-type="float">
            <text:p>311</text:p>
          </table:table-cell>
          <table:table-cell office:value-type="float" office:value="39" calcext:value-type="float">
            <text:p>39</text:p>
          </table:table-cell>
          <table:table-cell office:value-type="float" office:value="0.0882658359294" calcext:value-type="float">
            <text:p>0.0882658359</text:p>
          </table:table-cell>
          <table:table-cell office:value-type="float" office:value="0.183279742765" calcext:value-type="float">
            <text:p>0.1832797428</text:p>
          </table:table-cell>
          <table:table-cell office:value-type="float" office:value="0.282051282051" calcext:value-type="float">
            <text:p>0.2820512821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254" calcext:value-type="float">
            <text:p>254</text:p>
          </table:table-cell>
          <table:table-cell office:value-type="float" office:value="33" calcext:value-type="float">
            <text:p>33</text:p>
          </table:table-cell>
          <table:table-cell office:value-type="float" office:value="0.102974828375" calcext:value-type="float">
            <text:p>0.1029748284</text:p>
          </table:table-cell>
          <table:table-cell office:value-type="float" office:value="0.204724409449" calcext:value-type="float">
            <text:p>0.2047244094</text:p>
          </table:table-cell>
          <table:table-cell office:value-type="float" office:value="0.212121212121" calcext:value-type="float">
            <text:p>0.2121212121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322" calcext:value-type="float">
            <text:p>322</text:p>
          </table:table-cell>
          <table:table-cell office:value-type="float" office:value="44" calcext:value-type="float">
            <text:p>44</text:p>
          </table:table-cell>
          <table:table-cell office:value-type="float" office:value="0.0721003134796" calcext:value-type="float">
            <text:p>0.0721003135</text:p>
          </table:table-cell>
          <table:table-cell office:value-type="float" office:value="0.229813664596" calcext:value-type="float">
            <text:p>0.2298136646</text:p>
          </table:table-cell>
          <table:table-cell office:value-type="float" office:value="0.272727272727" calcext:value-type="float">
            <text:p>0.2727272727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431" calcext:value-type="float">
            <text:p>431</text:p>
          </table:table-cell>
          <table:table-cell office:value-type="float" office:value="23" calcext:value-type="float">
            <text:p>23</text:p>
          </table:table-cell>
          <table:table-cell office:value-type="float" office:value="0.0918367346939" calcext:value-type="float">
            <text:p>0.0918367347</text:p>
          </table:table-cell>
          <table:table-cell office:value-type="float" office:value="0.252900232019" calcext:value-type="float">
            <text:p>0.252900232</text:p>
          </table:table-cell>
          <table:table-cell office:value-type="float" office:value="0.304347826087" calcext:value-type="float">
            <text:p>0.304347826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64" calcext:value-type="float">
            <text:p>264</text:p>
          </table:table-cell>
          <table:table-cell office:value-type="float" office:value="28" calcext:value-type="float">
            <text:p>28</text:p>
          </table:table-cell>
          <table:table-cell office:value-type="float" office:value="0.078" calcext:value-type="float">
            <text:p>0.078</text:p>
          </table:table-cell>
          <table:table-cell office:value-type="float" office:value="0.227272727273" calcext:value-type="float">
            <text:p>0.2272727273</text:p>
          </table:table-cell>
          <table:table-cell office:value-type="float" office:value="0.285714285714" calcext:value-type="float">
            <text:p>0.2857142857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543" calcext:value-type="float">
            <text:p>543</text:p>
          </table:table-cell>
          <table:table-cell office:value-type="float" office:value="69" calcext:value-type="float">
            <text:p>69</text:p>
          </table:table-cell>
          <table:table-cell office:value-type="float" office:value="0.080040526849" calcext:value-type="float">
            <text:p>0.0800405268</text:p>
          </table:table-cell>
          <table:table-cell office:value-type="float" office:value="0.208103130755" calcext:value-type="float">
            <text:p>0.2081031308</text:p>
          </table:table-cell>
          <table:table-cell office:value-type="float" office:value="0.333333333333" calcext:value-type="float">
            <text:p>0.3333333333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0902777777778" calcext:value-type="float">
            <text:p>0.0902777778</text:p>
          </table:table-cell>
          <table:table-cell office:value-type="float" office:value="1" calcext:value-type="float">
            <text:p>1</text:p>
          </table:table-cell>
          <table:table-cell office:value-type="float" office:value="0.133333333333" calcext:value-type="float">
            <text:p>0.1333333333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.0950950950951" calcext:value-type="float">
            <text:p>0.0950950951</text:p>
          </table:table-cell>
          <table:table-cell office:value-type="float" office:value="1" calcext:value-type="float">
            <text:p>1</text:p>
          </table:table-cell>
          <table:table-cell office:value-type="float" office:value="0.21568627451" calcext:value-type="float">
            <text:p>0.2156862745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.0778564206269" calcext:value-type="float">
            <text:p>0.0778564206</text:p>
          </table:table-cell>
          <table:table-cell office:value-type="float" office:value="1" calcext:value-type="float">
            <text:p>1</text:p>
          </table:table-cell>
          <table:table-cell office:value-type="float" office:value="0.217391304348" calcext:value-type="float">
            <text:p>0.217391304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062" calcext:value-type="float">
            <text:p>0.062</text:p>
          </table:table-cell>
          <table:table-cell office:value-type="float" office:value="1" calcext:value-type="float">
            <text:p>1</text:p>
          </table:table-cell>
          <table:table-cell office:value-type="float" office:value="0.1875" calcext:value-type="float">
            <text:p>0.1875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343" calcext:value-type="float">
            <text:p>343</text:p>
          </table:table-cell>
          <table:table-cell office:value-type="float" office:value="23" calcext:value-type="float">
            <text:p>23</text:p>
          </table:table-cell>
          <table:table-cell office:value-type="float" office:value="0.0582329317269" calcext:value-type="float">
            <text:p>0.0582329317</text:p>
          </table:table-cell>
          <table:table-cell office:value-type="float" office:value="0.271137026239" calcext:value-type="float">
            <text:p>0.2711370262</text:p>
          </table:table-cell>
          <table:table-cell office:value-type="float" office:value="0.217391304348" calcext:value-type="float">
            <text:p>0.2173913043</text:p>
          </table:table-cell>
        </table:table-row>
        <table:table-row table:style-name="ro1">
          <table:table-cell table:formula="of:=AVERAGE([.A2:.A26])" office:value-type="float" office:value="927.48" calcext:value-type="float">
            <text:p>927.48</text:p>
          </table:table-cell>
          <table:table-cell table:formula="of:=AVERAGE([.B2:.B26])" office:value-type="float" office:value="244.96" calcext:value-type="float">
            <text:p>244.96</text:p>
          </table:table-cell>
          <table:table-cell table:formula="of:=AVERAGE([.C2:.C26])" office:value-type="float" office:value="152.12" calcext:value-type="float">
            <text:p>152.12</text:p>
          </table:table-cell>
          <table:table-cell table:formula="of:=AVERAGE([.D2:.D26])" office:value-type="float" office:value="0.083597611336372" calcext:value-type="float">
            <text:p>0.0835976113</text:p>
          </table:table-cell>
          <table:table-cell table:formula="of:=AVERAGE([.E2:.E26])" office:value-type="float" office:value="0.44558516652848" calcext:value-type="float">
            <text:p>0.4455851665</text:p>
          </table:table-cell>
          <table:table-cell table:formula="of:=AVERAGE([.F2:.F26])" office:value-type="float" office:value="0.24240139723648" calcext:value-type="float">
            <text:p>0.24240139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10T10:42:36.654547059</dc:date>
    <meta:document-statistic meta:table-count="1" meta:cell-count="162" meta:object-count="0"/>
    <meta:generator>LibreOffice/4.2.7.2$Linux_X86_64 LibreOffice_project/420m0$Build-2</meta:generator>
  </office:meta>
</office:document-meta>
</file>